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2cm" fo:text-indent="0cm" style:auto-text-indent="false"/>
      <style:text-properties fo:color="#000000" fo:font-weight="normal" style:font-weight-asian="normal" style:font-weight-complex="normal"/>
    </style:style>
    <style:style style:name="P2" style:family="paragraph" style:parent-style-name="Text_20_body" style:master-page-name="">
      <style:paragraph-properties fo:margin-left="0cm" fo:margin-right="-2cm" fo:text-indent="0cm" style:auto-text-indent="false" style:page-number="auto"/>
      <style:text-properties fo:color="#000000" fo:font-weight="normal" style:font-weight-asian="normal" style:font-weight-complex="normal"/>
    </style:style>
    <style:style style:name="P3" style:family="paragraph" style:parent-style-name="Text_20_body">
      <style:text-properties fo:color="#000000" fo:font-weight="normal" fo:background-color="#ffffff" style:font-weight-asian="normal" style:font-weight-complex="normal"/>
    </style:style>
    <style:style style:name="T1" style:family="text">
      <style:text-properties fo:color="#000000" fo:background-color="#66ff99" loext:char-shading-value="0"/>
    </style:style>
    <style:style style:name="T2" style:family="text">
      <style:text-properties fo:color="#000000" fo:background-color="#66ff99" loext:char-shading-value="0" style:font-weight-asian="bold"/>
    </style:style>
    <style:style style:name="T3" style:family="text">
      <style:text-properties fo:color="#000000" fo:background-color="#ffcc99" loext:char-shading-value="0"/>
    </style:style>
    <style:style style:name="T4" style:family="text">
      <style:text-properties fo:color="#000000" fo:background-color="#ffcc99" loext:char-shading-value="0" style:font-weight-asian="bold"/>
    </style:style>
    <style:style style:name="T5" style:family="text">
      <style:text-properties fo:background-color="#66ff99" loext:char-shading-value="0"/>
    </style:style>
    <style:style style:name="T6" style:family="text">
      <style:text-properties fo:background-color="#ffcc99" loext:char-shading-value="0"/>
    </style:style>
    <style:style style:name="T7" style:family="text">
      <style:text-properties fo:background-color="#ffffff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oft-page-break/><text:span text:style-name="T7">数据分布算法是分布式文件系统的核心内容。<text:line-break/>mfs是如何选择chunkserver来存储数据是最</text:span>吸引我的一点，也是我看mfs源码的目的所在。</text:p>
      <text:section text:style-name="Sect1" text:name="content">
        <text:p text:style-name="P3">如果自己设计一套chunkserver选择算法，我们要达到哪些目标呢？<text:line-break/>1,文件打散后尽量平均分布到各台chunkserver上<text:line-break/>2,各台chunkserver上的chunk数量尽可能的平均<text:line-break/>3,数据分发过程衡量系统负载，尽量把数据放在负载低的chunkserver上<text:line-break/>4,数据分发过程是否应该衡量各台chunkserver的可用空间？？？<text:line-break/>5,机架感应？？？</text:p>
        <text:p text:style-name="P3">回到mfs上，我们来看看它的分布算法。<text:line-break/>还记得matocsserventry结构中的carry字段么，这个字段就是分布算法的核心。<text:line-break/>每台chunkserver会有自己的carry值，在选择chunkserver会将每台chunkserver按照carry从大到小做快速排序，<text:line-break/>优先选择carry值大的chunkserver来使用。</text:p>
        <text:p text:style-name="P3">在描述具体算法前，先介绍三个概念：<text:line-break/>allcnt：mfs中可用的chunkserver的个数<text:line-break/>availcnt：mfs中当前可以直接存储数据的chunkserver的个数<text:line-break/>demand：当前文件的副本数目</text:p>
        <text:p text:style-name="P3">先说allcnt，可用的chunkserver要满足下面几个条件：<text:line-break/>1,chunkserver是活着的<text:line-break/>2,chunkserver的总空间大于0<text:line-break/>3,chunkserver的可用空间(总空间-使用空间)大于1G</text:p>
        <text:p text:style-name="P3">availcnt指的是carry值大于1的可用chunkserver的个数，也就是在allcnt的约束条件上加一条carry值大于1。</text:p>
        <text:p text:style-name="P3">文件1.txt需要存储2个副本，但是mfs中仅仅有1台chunkserver可用，也就是demand&gt;allcnt的时候，<text:line-break/>mfs会自动减少文件的副本个数到allcnt，保证文件可以成功写入系统。</text:p>
        <text:p text:style-name="P3">关于carry有下面几个规则：<text:line-break/>1,仅carry值大于1的chunkserver可以存储新数据<text:line-break/>2,每台chunkserver存储新数据后其carry会减1<text:line-break/>3,demand&gt;availcnt的时候，会递归的增加每台chunkserver的carry值，直到demand&lt;=availcnt为止<text:line-break/>4,每台chunkserver每次carry值的增加量等于当前chunkserver总空间除以最大的chunkserver总空间</text:p>
        <text:p text:style-name="P3">上面的规则比较复杂，举个例子就更加清晰了。</text:p>
        <text:p text:style-name="P3">chunkserver 1：totalspace:3.94G carry:0.463254<text:line-break/>chunkserver 2：totalspace:7.87G carry:0.885674</text:p>
        <text:p text:style-name="P3">文件1.txt大小1k，mfs默认一个chunk大小为64M，所以仅仅需要一个chunk就够了。</text:p>
        <text:p text:style-name="P3">此时 availcnt=0，demand=1，所以需要增加carry值</text:p>
        <text:p text:style-name="P3">chunkserver 1：carry=0.463254 + (3.94/7.87) = 0.463254 + 0.500005 = 0.963259<text:line-break/><text:soft-page-break/>chunkserver 2：carry=0.885674 + (7.87/7.87) = 0.885674 + 1.000000 = 1.885674</text:p>
        <text:p text:style-name="P3">此时 availcnt=1，demand=1，所以不需要增加carry值<text:line-break/>对chunkserver按照carry从大到小排序结果为：chunkserver 2 &gt; chunkserver 1<text:line-break/>文件1.txt的chunk会存储到chunkserver 2上，同时chunkserver 2的carry会减1<text:line-break/>如下：</text:p>
        <text:p text:style-name="P3">chunkserver 1：carry=0.963259<text:line-break/>chunkserver 2：carry=1.885674 – 1 = 0.885674</text:p>
        <text:p text:style-name="P3">文件2.txt大小1k，mfs默认一个chunk大小为64M，所以仅仅需要一个chunk就够了。</text:p>
        <text:p text:style-name="P3">此时 availcnt=0，demand=1，所以需要增加carry值</text:p>
        <text:p text:style-name="P3">chunkserver 1：carry=0.963259 + (3.94/7.87) = 0.963259 + 0.500005 = 1.463264<text:line-break/>chunkserver 2：carry=0.885674 + (7.87/7.87) = 0.885674 + 1.000000 = 1.885674</text:p>
        <text:p text:style-name="P3">此时 availcnt=2，demand=1，所以不需要增加carry值<text:line-break/>对chunkserver按照carry从大到小排序结果为：chunkserver 2 &gt; chunkserver 1<text:line-break/>文件2.txt的chunk会存储到chunkserver 2上，同时chunkserver 2的carry会减1<text:line-break/>如下：</text:p>
        <text:p text:style-name="P3">chunkserver 1：carry=1.463264<text:line-break/>chunkserver 2：carry=1.885674 – 1 = 0.885674</text:p>
        <text:p text:style-name="P3">文件3.txt大小1k，mfs默认一个chunk大小为64M，所以仅仅需要一个chunk就够了。</text:p>
        <text:p text:style-name="P3">此时 availcnt=1，demand=1，所以不需要增加carry值<text:line-break/>对chunkserver按照carry从大到小排序结果为：chunkserver 1 &gt; chunkserver 2<text:line-break/>文件3.txt的chunk会存储到chunkserver 1上，同时chunkserver 1的carry会减1<text:line-break/>如下：</text:p>
        <text:p text:style-name="P3">chunkserver 1：carry=1.463264 – 1 = 0.463264<text:line-break/>chunkserver 2：carry=0.885674</text:p>
        <text:p text:style-name="P3">因为两台chunkserver的总空间大小不一致，根据算法总空间大的那台chunkserver会存储更多的新数据。<text:line-break/>记住，仅仅和chunkserver的总空间有关系，和可用空间没有任何关系。<text:line-break/>也就是说，当各台chunkserver总空间大小差不多的情况下，chunk能更好的平均分布，否则mfs会更倾向于选择总空间大的机器来使用。</text:p>
        <text:p text:style-name="P3">最后一个问题，当mfs刚刚启动的时候，carry值是如果获得的？<text:line-break/>答案是随机产生，通过rndu32()这个函数，随机产生一个小于1，大于等于0的数。<text:line-break/>测试结果如下：<text:line-break/>Nov 23 01:01:25 sunwg mfsmaster[13175]: 192.168.0.159,0.594834<text:line-break/>Nov 23 01:01:25 sunwg mfsmaster[13175]: 192.168.0.160,0.000000</text:p>
        <text:p text:style-name="P3">Nov 23 01:03:58 sunwg mfsmaster[13187]: 192.168.0.159,0.516242<text:line-break/>Nov 23 01:03:58 sunwg mfsmaster[13187]: 192.168.0.160,0.826559</text:p>
        <text:p text:style-name="P3">Nov 23 01:04:17 sunwg mfsmaster[13192]: 192.168.0.159,0.123765<text:line-break/><text:soft-page-break/>Nov 23 01:04:17 sunwg mfsmaster[13192]: 192.168.0.160,0.389592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2:56:51.804637232</meta:creation-date>
    <dc:date>2014-11-25T22:58:40.533819614</dc:date>
    <meta:editing-duration>P0D</meta:editing-duration>
    <meta:editing-cycles>1</meta:editing-cycles>
    <meta:document-statistic meta:table-count="0" meta:image-count="0" meta:object-count="0" meta:page-count="4" meta:paragraph-count="27" meta:word-count="1194" meta:character-count="2933" meta:non-whitespace-character-count="2779"/>
    <meta:generator>LibreOffice/4.2.7.2$Linux_X86_64 LibreOffice_project/420$Build-2</meta:generator>
  </office:meta>
</office:document-meta>
</file>